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adornments="Bold Italic" style:font-family-generic="swiss" style:font-pitch="variable"/>
    <style:font-face style:name="Calibri2" svg:font-family="Calibri" style:font-adornments="Regular" style:font-family-generic="swiss" style:font-pitch="variable"/>
    <style:font-face style:name="Carlito" svg:font-family="Carlito" style:font-family-generic="swiss" style:font-pitch="variable"/>
    <style:font-face style:name="Graublau Sans" svg:font-family="'Graublau Sans'" style:font-family-generic="swiss"/>
    <style:font-face style:name="Greta Sans Pro Reg" svg:font-family="'Greta Sans Pro Reg'" style:font-family-generic="swiss"/>
    <style:font-face style:name="Greta Text Pro Reg" svg:font-family="'Greta Text Pro Reg'"/>
    <style:font-face style:name="Liberation Sans" svg:font-family="'Liberation Sans'" style:font-family-generic="swiss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/>
    <style:font-face style:name="OpenSymbol1" svg:font-family="OpenSymbol" style:font-adornments="Regular"/>
  </office:font-face-decls>
  <office:automatic-styles>
    <style:style style:name="Table1" style:family="table">
      <style:table-properties style:width="17.595cm" fo:margin-left="0cm" table:align="left" fo:background-color="transparent" style:may-break-between-rows="true" table:border-model="collapsing">
        <style:background-image/>
      </style:table-properties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6.285cm"/>
    </style:style>
    <style:style style:name="Table1.C" style:family="table-column">
      <style:table-column-properties style:column-width="2.999cm"/>
    </style:style>
    <style:style style:name="Table1.D" style:family="table-column">
      <style:table-column-properties style:column-width="5.401cm"/>
    </style:style>
    <style:style style:name="Table1.1" style:family="table-row">
      <style:table-row-properties style:min-row-height="0.501cm" fo:background-color="transparent" fo:keep-together="auto">
        <style:background-image/>
      </style:table-row-properties>
    </style:style>
    <style:style style:name="Table1.A1" style:family="table-cell">
      <style:table-cell-properties fo:background-color="#009353" fo:padding="0cm" fo:border-left="0.75pt solid #009353" fo:border-right="none" fo:border-top="0.75pt solid #009353" fo:border-bottom="none" style:writing-mode="page">
        <style:background-image/>
      </style:table-cell-properties>
    </style:style>
    <style:style style:name="Table1.B1" style:family="table-cell">
      <style:table-cell-properties fo:background-color="#009353" fo:padding="0cm" fo:border-left="none" fo:border-right="none" fo:border-top="0.75pt solid #009353" fo:border-bottom="none" style:writing-mode="page">
        <style:background-image/>
      </style:table-cell-properties>
    </style:style>
    <style:style style:name="Table1.C1" style:family="table-cell">
      <style:table-cell-properties fo:background-color="#be480a" fo:padding="0cm" fo:border-left="none" fo:border-right="none" fo:border-top="0.75pt solid #009353" fo:border-bottom="none" style:writing-mode="page">
        <style:background-image/>
      </style:table-cell-properties>
    </style:style>
    <style:style style:name="Table1.D1" style:family="table-cell">
      <style:table-cell-properties fo:background-color="#be480a" fo:padding="0cm" fo:border-left="none" fo:border-right="0.75pt solid #009353" fo:border-top="0.75pt solid #009353" fo:border-bottom="none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transparent" fo:padding="0cm" fo:border-left="0.75pt solid #009353" fo:border-right="none" fo:border-top="none" fo:border-bottom="none" style:writing-mode="page">
        <style:background-image/>
      </style:table-cell-properties>
    </style:style>
    <style:style style:name="Table1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D2" style:family="table-cell">
      <style:table-cell-properties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#dddddd" fo:padding="0cm" fo:border-left="0.75pt solid #009353" fo:border-right="none" fo:border-top="none" fo:border-bottom="none" style:writing-mode="page">
        <style:background-image/>
      </style:table-cell-properties>
    </style:style>
    <style:style style:name="Table1.B3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D3" style:family="table-cell">
      <style:table-cell-properties fo:background-color="#dddddd" fo:padding="0cm" fo:border-left="none" fo:border-right="0.75pt solid #009353" fo:border-top="none" fo:border-bottom="none" style:writing-mode="page">
        <style:background-image/>
      </style:table-cell-properties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fo:keep-together="auto"/>
    </style:style>
    <style:style style:name="Table1.13" style:family="table-row">
      <style:table-row-properties fo:keep-together="auto"/>
    </style:style>
    <style:style style:name="Table1.14" style:family="table-row">
      <style:table-row-properties fo:keep-together="auto"/>
    </style:style>
    <style:style style:name="Table1.15" style:family="table-row">
      <style:table-row-properties fo:keep-together="auto"/>
    </style:style>
    <style:style style:name="Table1.16" style:family="table-row">
      <style:table-row-properties fo:keep-together="auto"/>
    </style:style>
    <style:style style:name="Table1.17" style:family="table-row">
      <style:table-row-properties fo:keep-together="auto"/>
    </style:style>
    <style:style style:name="Table1.18" style:family="table-row">
      <style:table-row-properties fo:keep-together="auto"/>
    </style:style>
    <style:style style:name="Table1.19" style:family="table-row">
      <style:table-row-properties fo:keep-together="auto"/>
    </style:style>
    <style:style style:name="Table1.20" style:family="table-row">
      <style:table-row-properties fo:keep-together="auto"/>
    </style:style>
    <style:style style:name="Table1.C20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e1.21" style:family="table-row">
      <style:table-row-properties fo:keep-together="auto"/>
    </style:style>
    <style:style style:name="Table1.C21" style:family="table-cell" style:data-style-name="N10000">
      <style:table-cell-properties fo:background-color="#dddddd" fo:padding="0cm" fo:border="none" style:writing-mode="page">
        <style:background-image/>
      </style:table-cell-properties>
    </style:style>
    <style:style style:name="Table1.22" style:family="table-row">
      <style:table-row-properties fo:keep-together="auto"/>
    </style:style>
    <style:style style:name="Table1.23" style:family="table-row">
      <style:table-row-properties fo:keep-together="auto"/>
    </style:style>
    <style:style style:name="Table1.24" style:family="table-row">
      <style:table-row-properties fo:keep-together="auto"/>
    </style:style>
    <style:style style:name="Table1.25" style:family="table-row">
      <style:table-row-properties fo:keep-together="auto"/>
    </style:style>
    <style:style style:name="Table1.26" style:family="table-row">
      <style:table-row-properties fo:keep-together="auto"/>
    </style:style>
    <style:style style:name="Table1.27" style:family="table-row">
      <style:table-row-properties fo:keep-together="auto"/>
    </style:style>
    <style:style style:name="Table1.28" style:family="table-row">
      <style:table-row-properties fo:keep-together="auto"/>
    </style:style>
    <style:style style:name="Table1.29" style:family="table-row">
      <style:table-row-properties fo:keep-together="auto"/>
    </style:style>
    <style:style style:name="Table1.30" style:family="table-row">
      <style:table-row-properties fo:keep-together="auto"/>
    </style:style>
    <style:style style:name="Table1.31" style:family="table-row">
      <style:table-row-properties fo:keep-together="auto"/>
    </style:style>
    <style:style style:name="Table1.32" style:family="table-row">
      <style:table-row-properties fo:keep-together="auto"/>
    </style:style>
    <style:style style:name="Table1.33" style:family="table-row">
      <style:table-row-properties fo:keep-together="auto"/>
    </style:style>
    <style:style style:name="Table1.D33" style:family="table-cell" style:data-style-name="N10000">
      <style:table-cell-properties fo:background-color="#dddddd" fo:padding="0cm" fo:border-left="none" fo:border-right="0.75pt solid #009353" fo:border-top="none" fo:border-bottom="none" style:writing-mode="page">
        <style:background-image/>
      </style:table-cell-properties>
    </style:style>
    <style:style style:name="Table1.34" style:family="table-row">
      <style:table-row-properties fo:keep-together="auto"/>
    </style:style>
    <style:style style:name="Table1.D34" style:family="table-cell" style:data-style-name="N10000">
      <style:table-cell-properties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Table1.35" style:family="table-row">
      <style:table-row-properties fo:keep-together="auto"/>
    </style:style>
    <style:style style:name="Table1.36" style:family="table-row">
      <style:table-row-properties fo:background-color="transparent" fo:keep-together="auto">
        <style:background-image/>
      </style:table-row-properties>
    </style:style>
    <style:style style:name="Table1.A36" style:family="table-cell">
      <style:table-cell-properties fo:background-color="#bee3d3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e1.B36" style:family="table-cell" style:data-style-name="N10000">
      <style:table-cell-properties fo:background-color="#bee3d3" fo:padding="0cm" fo:border-left="none" fo:border-right="none" fo:border-top="none" fo:border-bottom="0.75pt solid #009353" style:writing-mode="page">
        <style:background-image/>
      </style:table-cell-properties>
    </style:style>
    <style:style style:name="Table1.C36" style:family="table-cell" style:data-style-name="N10000">
      <style:table-cell-properties fo:background-color="#ffb66c" fo:padding="0cm" fo:border-left="none" fo:border-right="none" fo:border-top="none" fo:border-bottom="0.75pt solid #009353" style:writing-mode="page">
        <style:background-image/>
      </style:table-cell-properties>
    </style:style>
    <style:style style:name="Table1.D36" style:family="table-cell" style:data-style-name="N10000">
      <style:table-cell-properties fo:background-color="#ffb66c" fo:padding="0cm" fo:border-left="none" fo:border-right="0.75pt solid #009353" fo:border-top="none" fo:border-bottom="0.75pt solid #009353" style:writing-mode="page">
        <style:background-image/>
      </style:table-cell-properties>
    </style:style>
    <style:style style:name="Table2" style:family="table">
      <style:table-properties style:width="17.286cm" fo:margin-left="0.12cm" table:align="left" style:may-break-between-rows="true" table:border-model="collapsing"/>
    </style:style>
    <style:style style:name="Table2.A" style:family="table-column">
      <style:table-column-properties style:column-width="5.403cm"/>
    </style:style>
    <style:style style:name="Table2.B" style:family="table-column">
      <style:table-column-properties style:column-width="11.883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ce181e" fo:padding="0cm" fo:border-left="0.75pt solid #ce181e" fo:border-right="none" fo:border-top="0.75pt solid #ce181e" fo:border-bottom="none" style:writing-mode="page">
        <style:background-image/>
      </style:table-cell-properties>
    </style:style>
    <style:style style:name="Table2.B1" style:family="table-cell">
      <style:table-cell-properties fo:background-color="#ce181e" fo:padding="0cm" fo:border-left="none" fo:border-right="0.75pt solid #ce181e" fo:border-top="0.75pt solid #ce181e" fo:border-bottom="none" style:writing-mode="page">
        <style:background-image/>
      </style:table-cell-properties>
    </style:style>
    <style:style style:name="Table2.A2" style:family="table-cell">
      <style:table-cell-properties fo:background-color="transparent" fo:padding="0cm" fo:border-left="0.75pt solid #ce181e" fo:border-right="none" fo:border-top="none" fo:border-bottom="none" style:writing-mode="page">
        <style:background-image/>
      </style:table-cell-properties>
    </style:style>
    <style:style style:name="Table2.B2" style:family="table-cell">
      <style:table-cell-properties fo:background-color="transparent" fo:padding="0cm" fo:border-left="none" fo:border-right="0.75pt solid #ce181e" fo:border-top="none" fo:border-bottom="none" style:writing-mode="page">
        <style:background-image/>
      </style:table-cell-properties>
    </style:style>
    <style:style style:name="Table2.A3" style:family="table-cell">
      <style:table-cell-properties fo:background-color="#dddddd" fo:padding="0cm" fo:border-left="0.75pt solid #ce181e" fo:border-right="none" fo:border-top="none" fo:border-bottom="none" style:writing-mode="page">
        <style:background-image/>
      </style:table-cell-properties>
    </style:style>
    <style:style style:name="Table2.B3" style:family="table-cell">
      <style:table-cell-properties fo:background-color="#dddddd" fo:padding="0cm" fo:border-left="none" fo:border-right="0.75pt solid #ce181e" fo:border-top="none" fo:border-bottom="none" style:writing-mode="page">
        <style:background-image/>
      </style:table-cell-properties>
    </style:style>
    <style:style style:name="Table2.A15" style:family="table-cell">
      <style:table-cell-properties fo:background-color="#fcd3c1" fo:padding="0cm" fo:border-left="0.75pt solid #ce181e" fo:border-right="none" fo:border-top="none" fo:border-bottom="0.75pt solid #ce181e" style:writing-mode="page">
        <style:background-image/>
      </style:table-cell-properties>
    </style:style>
    <style:style style:name="Table2.B15" style:family="table-cell" style:data-style-name="N10000">
      <style:table-cell-properties fo:background-color="#fcd3c1" fo:padding="0cm" fo:border-left="none" fo:border-right="0.75pt solid #ce181e" fo:border-top="none" fo:border-bottom="0.75pt solid #ce181e" style:writing-mode="page">
        <style:background-image/>
      </style:table-cell-properties>
    </style:style>
    <style:style style:name="P1" style:family="paragraph" style:parent-style-name="Footnote">
      <style:text-properties officeooo:rsid="0014c8f4" officeooo:paragraph-rsid="0014c8f4"/>
    </style:style>
    <style:style style:name="P2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libri" fo:font-size="12pt" fo:language="en" fo:country="GB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libri" fo:font-size="12pt" fo:language="en" fo:country="GB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libri" fo:font-size="12pt" fo:language="en" fo:country="GB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Calibri" fo:font-size="12pt" fo:language="en" fo:country="GB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7" style:family="paragraph" style:parent-style-name="Standard">
      <style:text-properties fo:language="en" fo:country="GB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libri" fo:font-size="12pt" fo:language="en" fo:country="GB" fo:font-style="normal" fo:text-shadow="none" style:text-underline-style="none" fo:font-weight="normal" officeooo:rsid="000afeab" officeooo:paragraph-rsid="000afe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Heading_20_1">
      <style:text-properties fo:language="en" fo:country="GB"/>
    </style:style>
    <style:style style:name="T1" style:family="text">
      <style:text-properties style:font-name="OpenSymbol" officeooo:rsid="0006b2a6" style:font-name-asian="OpenSymbol" style:font-name-complex="OpenSymbol"/>
    </style:style>
    <style:style style:name="T2" style:family="text">
      <style:text-properties fo:language="en" fo:country="GB"/>
    </style:style>
    <style:style style:name="T3" style:family="text">
      <style:text-properties style:font-name="Calibri"/>
    </style:style>
    <style:style style:name="T4" style:family="text">
      <style:text-properties officeooo:rsid="0009e49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Opticka Keyboard Controls</text:h>
      <text:p text:style-name="Text_20_body">Opticka enables keyboard control during state machine tasks (Task Key) and also within the <text:span text:style-name="T4">ccllkkkkkkkkkkkkkkkkllllllllllllllllllllllllllllkkkxxxxxxxxxx11111111111</text:span>RFMapper module. Several of these task keys depend on the state machine task parameters, see the RFLocaliser protocol for <text:span text:style-name="T4">jjjj <text:s/>4444</text:span>an example that enables key/mouse RF mapping during a fixation task. Other keys depend on special hardware (eye shutter for example).</text:p>
      <text:p text:style-name="Text_20_body"/>
      <table:table table:name="Table1" table:style-name="Table1" table:template-name="Box List Green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">Task Key</text:p>
          </table:table-cell>
          <table:table-cell table:style-name="Table1.B1" office:value-type="string">
            <text:p text:style-name="P6">Action</text:p>
          </table:table-cell>
          <table:table-cell table:style-name="Table1.C1" office:value-type="string">
            <text:p text:style-name="P6">RFMapper Key</text:p>
          </table:table-cell>
          <table:table-cell table:style-name="Table1.D1" office:value-type="string">
            <text:p text:style-name="P6">Action</text:p>
          </table:table-cell>
        </table:table-row>
        <table:table-row table:style-name="Table1.2">
          <table:table-cell table:style-name="Table1.A2" office:value-type="string">
            <text:p text:style-name="P3">q</text:p>
          </table:table-cell>
          <table:table-cell table:style-name="Table1.B2" office:value-type="string">
            <text:p text:style-name="P3">Quit</text:p>
          </table:table-cell>
          <table:table-cell table:style-name="Table1.B2" office:value-type="string">
            <text:p text:style-name="P3">q</text:p>
          </table:table-cell>
          <table:table-cell table:style-name="Table1.D2" office:value-type="string">
            <text:p text:style-name="P3">Quit</text:p>
          </table:table-cell>
        </table:table-row>
        <table:table-row table:style-name="Table1.3">
          <table:table-cell table:style-name="Table1.A3" office:value-type="string">
            <text:p text:style-name="P3"><text:bookmark-start text:name="__DdeLink__1518_3497894586221"/><text:bookmark-start text:name="__DdeLink__1521_3497894586221"/><text:bookmark-start text:name="__DdeLink__1550_349789458611"/><text:span text:style-name="T1"></text:span><text:bookmark-end text:name="__DdeLink__1518_3497894586221"/><text:bookmark-end text:name="__DdeLink__1521_3497894586221"/><text:bookmark-end text:name="__DdeLink__1550_349789458611"/>Up Arrow</text:p>
          </table:table-cell>
          <table:table-cell table:style-name="Table1.B3" office:value-type="string">
            <text:p text:style-name="P3"><text:bookmark-start text:name="__DdeLink__1518_3497894586"/><text:bookmark-start text:name="__DdeLink__1527_3497894586"/><text:bookmark-start text:name="__DdeLink__1521_3497894586"/>↑<text:bookmark-end text:name="__DdeLink__1518_3497894586"/><text:bookmark-end text:name="__DdeLink__1527_3497894586"/><text:bookmark-end text:name="__DdeLink__1521_3497894586"/> chosen variable</text:p>
          </table:table-cell>
          <table:table-cell table:style-name="Table1.B3" office:value-type="string">
            <text:p text:style-name="P3"><text:bookmark-start text:name="__DdeLink__1518_349789458622"/><text:bookmark-start text:name="__DdeLink__1521_349789458622"/><text:bookmark-start text:name="__DdeLink__1550_34978945861"/><text:span text:style-name="T1"></text:span><text:bookmark-end text:name="__DdeLink__1518_349789458622"/><text:bookmark-end text:name="__DdeLink__1521_349789458622"/><text:bookmark-end text:name="__DdeLink__1550_34978945861"/>Up Arrow</text:p>
          </table:table-cell>
          <table:table-cell table:style-name="Table1.D3" office:value-type="string">
            <text:p text:style-name="P3"><text:bookmark-start text:name="__DdeLink__1518_34978945862"/><text:bookmark-start text:name="__DdeLink__1521_34978945862"/><text:bookmark-start text:name="__DdeLink__1550_3497894586"/>↑<text:bookmark-end text:name="__DdeLink__1518_34978945862"/><text:bookmark-end text:name="__DdeLink__1521_34978945862"/><text:bookmark-end text:name="__DdeLink__1550_3497894586"/> <text:s/>opacity</text:p>
          </table:table-cell>
        </table:table-row>
        <table:table-row table:style-name="Table1.4">
          <table:table-cell table:style-name="Table1.A2" office:value-type="string">
            <text:p text:style-name="P3"><text:span text:style-name="T1"></text:span>Down Arrow</text:p>
          </table:table-cell>
          <table:table-cell table:style-name="Table1.B2" office:value-type="string">
            <text:p text:style-name="P3">↓<text:bookmark text:name="__DdeLink__1541_3497894586"/> chosen variable</text:p>
          </table:table-cell>
          <table:table-cell table:style-name="Table1.B2" office:value-type="string">
            <text:p text:style-name="P3"><text:span text:style-name="T1"></text:span>Down Arrow</text:p>
          </table:table-cell>
          <table:table-cell table:style-name="Table1.D2" office:value-type="string">
            <text:p text:style-name="P3">↓ <text:s/>opacity</text:p>
          </table:table-cell>
        </table:table-row>
        <table:table-row table:style-name="Table1.5">
          <table:table-cell table:style-name="Table1.A3" office:value-type="string">
            <text:p text:style-name="P2"><text:span text:style-name="T1"></text:span>Left arrow</text:p>
          </table:table-cell>
          <table:table-cell table:style-name="Table1.B3" office:value-type="string">
            <text:p text:style-name="P3">↓<text:bookmark text:name="__DdeLink__1539_3497894586"/> variable value</text:p>
          </table:table-cell>
          <table:table-cell table:style-name="Table1.B3" office:value-type="string">
            <text:p text:style-name="P2"><text:span text:style-name="T1"></text:span>Left arrow</text:p>
          </table:table-cell>
          <table:table-cell table:style-name="Table1.D3" office:value-type="string">
            <text:p text:style-name="P3"><text:bookmark-start text:name="__DdeLink__1518_349789458621"/><text:bookmark-start text:name="__DdeLink__1521_34978945863"/><text:bookmark-start text:name="__DdeLink__1546_3497894586"/><text:bookmark-start text:name="__DdeLink__1518_34978945863"/><text:bookmark-start text:name="__DdeLink__1537_3497894586"/><text:bookmark-start text:name="__DdeLink__1521_349789458621"/>↑<text:bookmark-end text:name="__DdeLink__1518_349789458621"/><text:bookmark-end text:name="__DdeLink__1521_34978945863"/><text:bookmark-end text:name="__DdeLink__1546_3497894586"/><text:bookmark-end text:name="__DdeLink__1518_34978945863"/><text:bookmark-end text:name="__DdeLink__1537_3497894586"/><text:bookmark-end text:name="__DdeLink__1521_349789458621"/> <text:s/>angle</text:p>
          </table:table-cell>
        </table:table-row>
        <table:table-row table:style-name="Table1.6">
          <table:table-cell table:style-name="Table1.A2" office:value-type="string">
            <text:p text:style-name="P3"><text:span text:style-name="T1"></text:span>Right arrow</text:p>
          </table:table-cell>
          <table:table-cell table:style-name="Table1.B2" office:value-type="string">
            <text:p text:style-name="P3"><text:bookmark-start text:name="__DdeLink__1518_34978945861"/><text:bookmark-start text:name="__DdeLink__1523_3497894586"/><text:bookmark-start text:name="__DdeLink__1521_34978945861"/>↑<text:bookmark-end text:name="__DdeLink__1518_34978945861"/><text:bookmark-end text:name="__DdeLink__1523_3497894586"/><text:bookmark-end text:name="__DdeLink__1521_34978945861"/> variable value</text:p>
          </table:table-cell>
          <table:table-cell table:style-name="Table1.B2" office:value-type="string">
            <text:p text:style-name="P3"><text:span text:style-name="T1"></text:span>Right arrow</text:p>
          </table:table-cell>
          <table:table-cell table:style-name="Table1.D2" office:value-type="string">
            <text:p text:style-name="P3">↓ <text:s/>angle</text:p>
          </table:table-cell>
        </table:table-row>
        <table:table-row table:style-name="Table1.7">
          <table:table-cell table:style-name="Table1.A3" office:value-type="string">
            <text:p text:style-name="P3">&lt;</text:p>
          </table:table-cell>
          <table:table-cell table:style-name="Table1.B3" office:value-type="string">
            <text:p text:style-name="P3">previous stimulus</text:p>
          </table:table-cell>
          <table:table-cell table:style-name="Table1.B3" office:value-type="string">
            <text:p text:style-name="P3">c</text:p>
          </table:table-cell>
          <table:table-cell table:style-name="Table1.D3" office:value-type="string">
            <text:p text:style-name="P3">Show / hide cursor</text:p>
          </table:table-cell>
        </table:table-row>
        <table:table-row table:style-name="Table1.8">
          <table:table-cell table:style-name="Table1.A2" office:value-type="string">
            <text:p text:style-name="P3">&gt;</text:p>
          </table:table-cell>
          <table:table-cell table:style-name="Table1.B2" office:value-type="string">
            <text:p text:style-name="P3">next stimulus</text:p>
          </table:table-cell>
          <table:table-cell table:style-name="Table1.B2" office:value-type="string">
            <text:p text:style-name="P3">l</text:p>
          </table:table-cell>
          <table:table-cell table:style-name="Table1.D2" office:value-type="string">
            <text:p text:style-name="P3"><text:bookmark-start text:name="__DdeLink__1518_349789458641"/><text:bookmark-start text:name="__DdeLink__1527_349789458611"/><text:bookmark-start text:name="__DdeLink__1521_349789458641"/>↑<text:bookmark-end text:name="__DdeLink__1518_349789458641"/><text:bookmark-end text:name="__DdeLink__1527_349789458611"/><text:bookmark-end text:name="__DdeLink__1521_349789458641"/> length</text:p>
          </table:table-cell>
        </table:table-row>
        <table:table-row table:style-name="Table1.9">
          <table:table-cell table:style-name="Table1.A3" office:value-type="string">
            <text:p text:style-name="P3">r</text:p>
          </table:table-cell>
          <table:table-cell table:style-name="Table1.B3" office:value-type="string">
            <text:p text:style-name="P3">give reward</text:p>
          </table:table-cell>
          <table:table-cell table:style-name="Table1.B3" office:value-type="string">
            <text:p text:style-name="P3">k</text:p>
          </table:table-cell>
          <table:table-cell table:style-name="Table1.D3" office:value-type="string">
            <text:p text:style-name="P3">↓ length</text:p>
          </table:table-cell>
        </table:table-row>
        <table:table-row table:style-name="Table1.10">
          <table:table-cell table:style-name="Table1.A2" office:value-type="string">
            <text:p text:style-name="P3">=</text:p>
          </table:table-cell>
          <table:table-cell table:style-name="Table1.B2" office:value-type="string">
            <text:p text:style-name="P3">+X screen center</text:p>
          </table:table-cell>
          <table:table-cell table:style-name="Table1.B2" office:value-type="string">
            <text:p text:style-name="P3">j</text:p>
          </table:table-cell>
          <table:table-cell table:style-name="Table1.D2" office:value-type="string">
            <text:p text:style-name="P3"><text:bookmark-start text:name="__DdeLink__1518_349789458642"/><text:bookmark-start text:name="__DdeLink__1527_349789458612"/><text:bookmark-start text:name="__DdeLink__1521_349789458642"/>↑<text:bookmark-end text:name="__DdeLink__1518_349789458642"/><text:bookmark-end text:name="__DdeLink__1527_349789458612"/><text:bookmark-end text:name="__DdeLink__1521_349789458642"/> width</text:p>
          </table:table-cell>
        </table:table-row>
        <table:table-row table:style-name="Table1.11">
          <table:table-cell table:style-name="Table1.A3" office:value-type="string">
            <text:p text:style-name="P3">-</text:p>
          </table:table-cell>
          <table:table-cell table:style-name="Table1.B3" office:value-type="string">
            <text:p text:style-name="P3">-X screen center</text:p>
          </table:table-cell>
          <table:table-cell table:style-name="Table1.B3" office:value-type="string">
            <text:p text:style-name="P3">h</text:p>
          </table:table-cell>
          <table:table-cell table:style-name="Table1.D3" office:value-type="string">
            <text:p text:style-name="P3">↓ Width</text:p>
          </table:table-cell>
        </table:table-row>
        <table:table-row table:style-name="Table1.12">
          <table:table-cell table:style-name="Table1.A2" office:value-type="string">
            <text:p text:style-name="P3">]</text:p>
          </table:table-cell>
          <table:table-cell table:style-name="Table1.B2" office:value-type="string">
            <text:p text:style-name="P3">+Y screen center</text:p>
          </table:table-cell>
          <table:table-cell table:style-name="Table1.B2" office:value-type="string">
            <text:p text:style-name="P3">m</text:p>
          </table:table-cell>
          <table:table-cell table:style-name="Table1.D2" office:value-type="string">
            <text:p text:style-name="P3"><text:bookmark-start text:name="__DdeLink__1518_3497894586411"/><text:bookmark-start text:name="__DdeLink__1527_3497894586111"/><text:bookmark-start text:name="__DdeLink__1521_3497894586411"/>↑<text:bookmark-end text:name="__DdeLink__1518_3497894586411"/><text:bookmark-end text:name="__DdeLink__1527_3497894586111"/><text:bookmark-end text:name="__DdeLink__1521_3497894586411"/> size (square)</text:p>
          </table:table-cell>
        </table:table-row>
        <table:table-row table:style-name="Table1.13">
          <table:table-cell table:style-name="Table1.A3" office:value-type="string">
            <text:p text:style-name="P3">[</text:p>
          </table:table-cell>
          <table:table-cell table:style-name="Table1.B3" office:value-type="string">
            <text:p text:style-name="P3">-Y screen center</text:p>
          </table:table-cell>
          <table:table-cell table:style-name="Table1.B3" office:value-type="string">
            <text:p text:style-name="P3">n</text:p>
          </table:table-cell>
          <table:table-cell table:style-name="Table1.D3" office:value-type="string">
            <text:p text:style-name="P3">↓ size (square)</text:p>
          </table:table-cell>
        </table:table-row>
        <table:table-row table:style-name="Table1.14">
          <table:table-cell table:style-name="Table1.A2" office:value-type="string">
            <text:p text:style-name="P3">k</text:p>
          </table:table-cell>
          <table:table-cell table:style-name="Table1.B2" office:value-type="string">
            <text:p text:style-name="P3">↓ state time</text:p>
          </table:table-cell>
          <table:table-cell table:style-name="Table1.B2" office:value-type="string">
            <text:p text:style-name="P3">x</text:p>
          </table:table-cell>
          <table:table-cell table:style-name="Table1.D2" office:value-type="string">
            <text:p text:style-name="P3">Show / hide stimulus</text:p>
          </table:table-cell>
        </table:table-row>
        <table:table-row table:style-name="Table1.15">
          <table:table-cell table:style-name="Table1.A3" office:value-type="string">
            <text:p text:style-name="P3">l</text:p>
          </table:table-cell>
          <table:table-cell table:style-name="Table1.B3" office:value-type="string">
            <text:p text:style-name="P3"><text:bookmark-start text:name="__DdeLink__1518_34978945864"/><text:bookmark-start text:name="__DdeLink__1527_34978945861"/><text:bookmark-start text:name="__DdeLink__1521_34978945864"/>↑<text:bookmark-end text:name="__DdeLink__1518_34978945864"/><text:bookmark-end text:name="__DdeLink__1527_34978945861"/><text:bookmark-end text:name="__DdeLink__1521_34978945864"/> state time</text:p>
          </table:table-cell>
          <table:table-cell table:style-name="Table1.B3" office:value-type="string">
            <text:p text:style-name="P3">&lt;</text:p>
          </table:table-cell>
          <table:table-cell table:style-name="Table1.D3" office:value-type="string">
            <text:p text:style-name="P3">Decrease background intensity</text:p>
          </table:table-cell>
        </table:table-row>
        <table:table-row table:style-name="Table1.16">
          <table:table-cell table:style-name="Table1.A2" office:value-type="string">
            <text:p text:style-name="P3">y</text:p>
          </table:table-cell>
          <table:table-cell table:style-name="Table1.B2" office:value-type="string">
            <text:p text:style-name="P3">Calibrate eye-tracker</text:p>
          </table:table-cell>
          <table:table-cell table:style-name="Table1.B2" office:value-type="string">
            <text:p text:style-name="P3">&gt;</text:p>
          </table:table-cell>
          <table:table-cell table:style-name="Table1.D2" office:value-type="string">
            <text:p text:style-name="P3">Increase background intensity</text:p>
          </table:table-cell>
        </table:table-row>
        <table:table-row table:style-name="Table1.17">
          <table:table-cell table:style-name="Table1.A3" office:value-type="string">
            <text:p text:style-name="P3">u</text:p>
          </table:table-cell>
          <table:table-cell table:style-name="Table1.B3" office:value-type="string">
            <text:p text:style-name="P3">Drift offset</text:p>
          </table:table-cell>
          <table:table-cell table:style-name="Table1.B3" office:value-type="string">
            <text:p text:style-name="P3">r / e</text:p>
          </table:table-cell>
          <table:table-cell table:style-name="Table1.D3" office:value-type="string">
            <text:p text:style-name="P3">More / less red</text:p>
          </table:table-cell>
        </table:table-row>
        <table:table-row table:style-name="Table1.18">
          <table:table-cell table:style-name="Table1.A2" office:value-type="string">
            <text:p text:style-name="P3">i</text:p>
          </table:table-cell>
          <table:table-cell table:style-name="Table1.B2" office:value-type="string">
            <text:p text:style-name="P3">Drift correct</text:p>
          </table:table-cell>
          <table:table-cell table:style-name="Table1.B2" office:value-type="string">
            <text:p text:style-name="P3">g / f</text:p>
          </table:table-cell>
          <table:table-cell table:style-name="Table1.D2" office:value-type="string">
            <text:p text:style-name="P3">More green</text:p>
          </table:table-cell>
        </table:table-row>
        <table:table-row table:style-name="Table1.19">
          <table:table-cell table:style-name="Table1.A3" office:value-type="string">
            <text:p text:style-name="P3">f</text:p>
          </table:table-cell>
          <table:table-cell table:style-name="Table1.B3" office:value-type="string">
            <text:p text:style-name="P3">Flash screen</text:p>
          </table:table-cell>
          <table:table-cell table:style-name="Table1.B3" office:value-type="string">
            <text:p text:style-name="P3">b / v</text:p>
          </table:table-cell>
          <table:table-cell table:style-name="Table1.D3" office:value-type="string">
            <text:p text:style-name="P3">More blue</text:p>
          </table:table-cell>
        </table:table-row>
        <table:table-row table:style-name="Table1.20">
          <table:table-cell table:style-name="Table1.A2" office:value-type="string">
            <text:p text:style-name="P3">g</text:p>
          </table:table-cell>
          <table:table-cell table:style-name="Table1.B2" office:value-type="string">
            <text:p text:style-name="P3">Engage grid</text:p>
          </table:table-cell>
          <table:table-cell table:style-name="Table1.C20" office:value-type="float" office:value="1">
            <text:p text:style-name="P3">1</text:p>
          </table:table-cell>
          <table:table-cell table:style-name="Table1.D2" office:value-type="string">
            <text:p text:style-name="P3">Change stimulus colour</text:p>
          </table:table-cell>
        </table:table-row>
        <table:table-row table:style-name="Table1.21">
          <table:table-cell table:style-name="Table1.A3" office:value-type="string">
            <text:p text:style-name="P3">z</text:p>
          </table:table-cell>
          <table:table-cell table:style-name="Table1.B3" office:value-type="string">
            <text:p text:style-name="P3">↓ fix init time</text:p>
          </table:table-cell>
          <table:table-cell table:style-name="Table1.C21" office:value-type="float" office:value="2">
            <text:p text:style-name="P3">2</text:p>
          </table:table-cell>
          <table:table-cell table:style-name="Table1.D3" office:value-type="string">
            <text:p text:style-name="P3">Change background colour</text:p>
          </table:table-cell>
        </table:table-row>
        <table:table-row table:style-name="Table1.22">
          <table:table-cell table:style-name="Table1.A2" office:value-type="string">
            <text:p text:style-name="P3">x</text:p>
          </table:table-cell>
          <table:table-cell table:style-name="Table1.B2" office:value-type="string">
            <text:p text:style-name="P3"><text:bookmark-start text:name="__DdeLink__1518_349789458611"/><text:bookmark-start text:name="__DdeLink__1523_34978945861"/><text:bookmark-start text:name="__DdeLink__1521_349789458611"/>↑<text:bookmark-end text:name="__DdeLink__1518_349789458611"/><text:bookmark-end text:name="__DdeLink__1523_34978945861"/><text:bookmark-end text:name="__DdeLink__1521_349789458611"/> fix init time</text:p>
          </table:table-cell>
          <table:table-cell table:style-name="Table1.C20" office:value-type="float" office:value="3">
            <text:p text:style-name="P3">3</text:p>
          </table:table-cell>
          <table:table-cell table:style-name="Table1.D2" office:value-type="string">
            <text:p text:style-name="P3">↓ scale texture</text:p>
          </table:table-cell>
        </table:table-row>
        <table:table-row table:style-name="Table1.23">
          <table:table-cell table:style-name="Table1.A3" office:value-type="string">
            <text:p text:style-name="P3">c</text:p>
          </table:table-cell>
          <table:table-cell table:style-name="Table1.B3" office:value-type="string">
            <text:p text:style-name="P3">↓ fix time</text:p>
          </table:table-cell>
          <table:table-cell table:style-name="Table1.C21" office:value-type="float" office:value="4">
            <text:p text:style-name="P3">4</text:p>
          </table:table-cell>
          <table:table-cell table:style-name="Table1.D3" office:value-type="string">
            <text:p text:style-name="P3"><text:bookmark-start text:name="__DdeLink__1518_34978945864111"/><text:bookmark-start text:name="__DdeLink__1527_34978945861111"/><text:bookmark-start text:name="__DdeLink__1521_34978945864111"/>↑<text:bookmark-end text:name="__DdeLink__1518_34978945864111"/><text:bookmark-end text:name="__DdeLink__1527_34978945861111"/><text:bookmark-end text:name="__DdeLink__1521_34978945864111"/> scale texture</text:p>
          </table:table-cell>
        </table:table-row>
        <table:table-row table:style-name="Table1.24">
          <table:table-cell table:style-name="Table1.A2" office:value-type="string">
            <text:p text:style-name="P3">v</text:p>
          </table:table-cell>
          <table:table-cell table:style-name="Table1.B2" office:value-type="string">
            <text:p text:style-name="P3"><text:bookmark-start text:name="__DdeLink__1518_349789458612"/><text:bookmark-start text:name="__DdeLink__1523_34978945862"/><text:bookmark-start text:name="__DdeLink__1521_349789458612"/>↑<text:bookmark-end text:name="__DdeLink__1518_349789458612"/><text:bookmark-end text:name="__DdeLink__1523_34978945862"/><text:bookmark-end text:name="__DdeLink__1521_349789458612"/> fix time</text:p>
          </table:table-cell>
          <table:table-cell table:style-name="Table1.C20" office:value-type="float" office:value="5">
            <text:p text:style-name="P3">5</text:p>
          </table:table-cell>
          <table:table-cell table:style-name="Table1.D2" office:value-type="string">
            <text:p text:style-name="P3">↓ spatial frequency</text:p>
          </table:table-cell>
        </table:table-row>
        <table:table-row table:style-name="Table1.25">
          <table:table-cell table:style-name="Table1.A3" office:value-type="string">
            <text:p text:style-name="P3">b</text:p>
          </table:table-cell>
          <table:table-cell table:style-name="Table1.B3" office:value-type="string">
            <text:p text:style-name="P3">↓ fix radius</text:p>
          </table:table-cell>
          <table:table-cell table:style-name="Table1.C21" office:value-type="float" office:value="6">
            <text:p text:style-name="P3">6</text:p>
          </table:table-cell>
          <table:table-cell table:style-name="Table1.D3" office:value-type="string">
            <text:p text:style-name="P3"><text:bookmark-start text:name="__DdeLink__1518_349789458641111"/><text:bookmark-start text:name="__DdeLink__1527_349789458611111"/><text:bookmark-start text:name="__DdeLink__1521_349789458641111"/>↑<text:bookmark-end text:name="__DdeLink__1518_349789458641111"/><text:bookmark-end text:name="__DdeLink__1527_349789458611111"/><text:bookmark-end text:name="__DdeLink__1521_349789458641111"/> spatial frequency</text:p>
          </table:table-cell>
        </table:table-row>
        <table:table-row table:style-name="Table1.26">
          <table:table-cell table:style-name="Table1.A2" office:value-type="string">
            <text:p text:style-name="P3">n</text:p>
          </table:table-cell>
          <table:table-cell table:style-name="Table1.B2" office:value-type="string">
            <text:p text:style-name="P3"><text:bookmark-start text:name="__DdeLink__1518_349789458613"/><text:bookmark-start text:name="__DdeLink__1523_34978945863"/><text:bookmark-start text:name="__DdeLink__1521_349789458613"/>↑<text:bookmark-end text:name="__DdeLink__1518_349789458613"/><text:bookmark-end text:name="__DdeLink__1523_34978945863"/><text:bookmark-end text:name="__DdeLink__1521_349789458613"/> fix radius</text:p>
          </table:table-cell>
          <table:table-cell table:style-name="Table1.B2" office:value-type="string">
            <text:p text:style-name="P3">/</text:p>
          </table:table-cell>
          <table:table-cell table:style-name="Table1.D2" office:value-type="string">
            <text:p text:style-name="P3">Phase reverse mode</text:p>
          </table:table-cell>
        </table:table-row>
        <table:table-row table:style-name="Table1.27">
          <table:table-cell table:style-name="Table1.A3" office:value-type="string">
            <text:p text:style-name="P3">p</text:p>
          </table:table-cell>
          <table:table-cell table:style-name="Table1.B3" office:value-type="string">
            <text:p text:style-name="P3">Toggle pause</text:p>
          </table:table-cell>
          <table:table-cell table:style-name="Table1.B3" office:value-type="string">
            <text:p text:style-name="P3">space</text:p>
          </table:table-cell>
          <table:table-cell table:style-name="Table1.D3" office:value-type="string">
            <text:p text:style-name="P3">Cycle texture type</text:p>
          </table:table-cell>
        </table:table-row>
        <table:table-row table:style-name="Table1.28">
          <table:table-cell table:style-name="Table1.A2" office:value-type="string">
            <text:p text:style-name="P3">;</text:p>
          </table:table-cell>
          <table:table-cell table:style-name="Table1.B2" office:value-type="string">
            <text:p text:style-name="P3">BREAK<text:note text:id="ftn1" text:note-class="footnote"><text:note-citation text:label="*">*</text:note-citation><text:note-body><text:p text:style-name="P1">Debug mode ONLY</text:p></text:note-body></text:note></text:p>
          </table:table-cell>
          <table:table-cell table:style-name="Table1.B2" office:value-type="string">
            <text:p text:style-name="P3">;</text:p>
          </table:table-cell>
          <table:table-cell table:style-name="Table1.D2" office:value-type="string">
            <text:p text:style-name="P3">Toggle show clicks</text:p>
          </table:table-cell>
        </table:table-row>
        <table:table-row table:style-name="Table1.29">
          <table:table-cell table:style-name="Table1.A3" office:value-type="string">
            <text:p text:style-name="P3">s</text:p>
          </table:table-cell>
          <table:table-cell table:style-name="Table1.B3" office:value-type="string">
            <text:p text:style-name="P3">Show cursor</text:p>
          </table:table-cell>
          <table:table-cell table:style-name="Table1.B3" office:value-type="string">
            <text:p text:style-name="P3">Right mouse click</text:p>
          </table:table-cell>
          <table:table-cell table:style-name="Table1.D3" office:value-type="string">
            <text:p text:style-name="P3">Store location</text:p>
          </table:table-cell>
        </table:table-row>
        <table:table-row table:style-name="Table1.30">
          <table:table-cell table:style-name="Table1.A2" office:value-type="string">
            <text:p text:style-name="P3">h</text:p>
          </table:table-cell>
          <table:table-cell table:style-name="Table1.B2" office:value-type="string">
            <text:p text:style-name="P3">Hide cursor</text:p>
          </table:table-cell>
          <table:table-cell table:style-name="Table1.B2" office:value-type="string">
            <text:p text:style-name="P3">‘</text:p>
          </table:table-cell>
          <table:table-cell table:style-name="Table1.D2" office:value-type="string">
            <text:p text:style-name="P3">Reset clicks</text:p>
          </table:table-cell>
        </table:table-row>
        <table:table-row table:style-name="Table1.31">
          <table:table-cell table:style-name="Table1.A3" office:value-type="string">
            <text:p text:style-name="P3">1</text:p>
          </table:table-cell>
          <table:table-cell table:style-name="Table1.B3" office:value-type="string">
            <text:p text:style-name="P3">Both eyes open<text:note text:id="ftn2" text:note-class="footnote"><text:note-citation text:label="§">§</text:note-citation><text:note-body><text:p text:style-name="P1">Needs eyeOccluder hardware</text:p></text:note-body></text:note></text:p>
          </table:table-cell>
          <table:table-cell table:style-name="Table1.B3" office:value-type="string">
            <text:p text:style-name="P8">a</text:p>
          </table:table-cell>
          <table:table-cell table:style-name="Table1.D3" office:value-type="string">
            <text:p text:style-name="P8">show/hide 1deg grid</text:p>
          </table:table-cell>
        </table:table-row>
        <table:table-row table:style-name="Table1.32">
          <table:table-cell table:style-name="Table1.A2" office:value-type="string">
            <text:p text:style-name="P3">2</text:p>
          </table:table-cell>
          <table:table-cell table:style-name="Table1.B2" office:value-type="string">
            <text:p text:style-name="P3">Both eyes close§</text:p>
          </table:table-cell>
          <table:table-cell table:style-name="Table1.B2" office:value-type="string">
            <text:p text:style-name="P8">s</text:p>
          </table:table-cell>
          <table:table-cell table:style-name="Table1.D2" office:value-type="string">
            <text:p text:style-name="P8">show/hide info text</text:p>
          </table:table-cell>
        </table:table-row>
        <table:table-row table:style-name="Table1.33">
          <table:table-cell table:style-name="Table1.A3" office:value-type="string">
            <text:p text:style-name="P3">3</text:p>
          </table:table-cell>
          <table:table-cell table:style-name="Table1.B3" office:value-type="string">
            <text:p text:style-name="P3">Right eye open§</text:p>
          </table:table-cell>
          <table:table-cell table:style-name="Table1.C21">
            <text:p text:style-name="P3"/>
          </table:table-cell>
          <table:table-cell table:style-name="Table1.D33">
            <text:p text:style-name="P3"/>
          </table:table-cell>
        </table:table-row>
        <table:table-row table:style-name="Table1.34">
          <table:table-cell table:style-name="Table1.A2" office:value-type="string">
            <text:p text:style-name="P3">4</text:p>
          </table:table-cell>
          <table:table-cell table:style-name="Table1.B2" office:value-type="string">
            <text:p text:style-name="P3">Left eye open§</text:p>
          </table:table-cell>
          <table:table-cell table:style-name="Table1.C20">
            <text:p text:style-name="P3"/>
          </table:table-cell>
          <table:table-cell table:style-name="Table1.D34">
            <text:p text:style-name="P3"/>
          </table:table-cell>
        </table:table-row>
        <table:table-row table:style-name="Table1.35">
          <table:table-cell table:style-name="Table1.A3" office:value-type="string">
            <text:p text:style-name="P3">0 (zero)</text:p>
          </table:table-cell>
          <table:table-cell table:style-name="Table1.B3" office:value-type="string">
            <text:p text:style-name="P3">Capture screen*</text:p>
          </table:table-cell>
          <table:table-cell table:style-name="Table1.C21">
            <text:p text:style-name="P3"/>
          </table:table-cell>
          <table:table-cell table:style-name="Table1.D33">
            <text:p text:style-name="P3"/>
          </table:table-cell>
        </table:table-row>
        <table:table-row table:style-name="Table1.36">
          <table:table-cell table:style-name="Table1.A36" office:value-type="string">
            <text:p text:style-name="P4"/>
          </table:table-cell>
          <table:table-cell table:style-name="Table1.B36">
            <text:p text:style-name="P4"/>
          </table:table-cell>
          <table:table-cell table:style-name="Table1.C36">
            <text:p text:style-name="P4"/>
          </table:table-cell>
          <table:table-cell table:style-name="Table1.D36">
            <text:p text:style-name="P4"/>
          </table:table-cell>
        </table:table-row>
      </table:table>
      <text:p text:style-name="P7"><text:soft-page-break/></text:p>
      <text:h text:style-name="Heading_20_2" text:outline-level="2"><text:span text:style-name="T2">Tobii Calibration Control (see </text:span><text:a xlink:type="simple" xlink:href="https://github.com/dcnieho/Titta" text:style-name="Internet_20_link" text:visited-style-name="Visited_20_Internet_20_Link">https://github.com/dcnieho/Titta</text:a><text:span text:style-name="T2">)</text:span></text:h>
      <text:p text:style-name="Text_20_body">Keys depend on the current mode: <text:s/>Calibration ⊙ | Validation ⊖. </text:p>
      <table:table table:name="Table2" table:style-name="Table2" table:template-name="Box List Red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"><text:span text:style-name="Strong_20_Emphasis"><text:span text:style-name="T3">Calibration Key</text:span></text:span></text:p>
          </table:table-cell>
          <table:table-cell table:style-name="Table2.B1" office:value-type="string">
            <text:p text:style-name="P5"><text:span text:style-name="Strong_20_Emphasis"><text:span text:style-name="T3">Action</text:span></text:span></text:p>
          </table:table-cell>
        </table:table-row>
        <table:table-row table:style-name="Table2.1">
          <table:table-cell table:style-name="Table2.A2" office:value-type="string">
            <text:p text:style-name="P3">⊙ e</text:p>
          </table:table-cell>
          <table:table-cell table:style-name="Table2.B2" office:value-type="string">
            <text:p text:style-name="P3">Toggle eye images</text:p>
          </table:table-cell>
        </table:table-row>
        <table:table-row table:style-name="Table2.1">
          <table:table-cell table:style-name="Table2.A3" office:value-type="string">
            <text:p text:style-name="P3">⊙ space</text:p>
          </table:table-cell>
          <table:table-cell table:style-name="Table2.B3" office:value-type="string">
            <text:p text:style-name="P3">Start calibration</text:p>
          </table:table-cell>
        </table:table-row>
        <table:table-row table:style-name="Table2.1">
          <table:table-cell table:style-name="Table2.A2" office:value-type="string">
            <text:p text:style-name="P3">⊙ Shift + space</text:p>
          </table:table-cell>
          <table:table-cell table:style-name="Table2.B2" office:value-type="string">
            <text:p text:style-name="P3">Skip calibration</text:p>
          </table:table-cell>
        </table:table-row>
        <table:table-row table:style-name="Table2.1">
          <table:table-cell table:style-name="Table2.A3" office:value-type="string">
            <text:p text:style-name="P3">⊙ p</text:p>
          </table:table-cell>
          <table:table-cell table:style-name="Table2.B3" office:value-type="string">
            <text:p text:style-name="P3">Goto previous calibration if available</text:p>
          </table:table-cell>
        </table:table-row>
        <table:table-row table:style-name="Table2.1">
          <table:table-cell table:style-name="Table2.A2" office:value-type="string">
            <text:p text:style-name="P3">⊖ escape</text:p>
          </table:table-cell>
          <table:table-cell table:style-name="Table2.B2" office:value-type="string">
            <text:p text:style-name="P3">Restart calibration</text:p>
          </table:table-cell>
        </table:table-row>
        <table:table-row table:style-name="Table2.1">
          <table:table-cell table:style-name="Table2.A3" office:value-type="string">
            <text:p text:style-name="P3">⊖ v</text:p>
          </table:table-cell>
          <table:table-cell table:style-name="Table2.B3" office:value-type="string">
            <text:p text:style-name="P3">Restart a validation</text:p>
          </table:table-cell>
        </table:table-row>
        <table:table-row table:style-name="Table2.1">
          <table:table-cell table:style-name="Table2.A2" office:value-type="string">
            <text:p text:style-name="P3">⊖ space</text:p>
          </table:table-cell>
          <table:table-cell table:style-name="Table2.B2" office:value-type="string">
            <text:p text:style-name="P3">Confirm calibration/validation &amp; Exit</text:p>
          </table:table-cell>
        </table:table-row>
        <table:table-row table:style-name="Table2.1">
          <table:table-cell table:style-name="Table2.A3" office:value-type="string">
            <text:p text:style-name="P3">⊖ c</text:p>
          </table:table-cell>
          <table:table-cell table:style-name="Table2.B3" office:value-type="string">
            <text:p text:style-name="P3">Choose calibration if more than one available</text:p>
          </table:table-cell>
        </table:table-row>
        <table:table-row table:style-name="Table2.1">
          <table:table-cell table:style-name="Table2.A2" office:value-type="string">
            <text:p text:style-name="P3">⊖ s</text:p>
          </table:table-cell>
          <table:table-cell table:style-name="Table2.B2" office:value-type="string">
            <text:p text:style-name="P3">Return to Calibration mode</text:p>
          </table:table-cell>
        </table:table-row>
        <table:table-row table:style-name="Table2.1">
          <table:table-cell table:style-name="Table2.A3" office:value-type="string">
            <text:p text:style-name="P3">⊖ g / Shift + g</text:p>
          </table:table-cell>
          <table:table-cell table:style-name="Table2.B3" office:value-type="string">
            <text:p text:style-name="P3">Toggle gaze visualisation; Shift=both screens</text:p>
          </table:table-cell>
        </table:table-row>
        <table:table-row table:style-name="Table2.1">
          <table:table-cell table:style-name="Table2.A2" office:value-type="string">
            <text:p text:style-name="P3">⊖ t</text:p>
          </table:table-cell>
          <table:table-cell table:style-name="Table2.B2" office:value-type="string">
            <text:p text:style-name="P3">Toggle calibration / validation results display</text:p>
          </table:table-cell>
        </table:table-row>
        <table:table-row table:style-name="Table2.1">
          <table:table-cell table:style-name="Table2.A3" office:value-type="string">
            <text:p text:style-name="P3">⊖ p</text:p>
          </table:table-cell>
          <table:table-cell table:style-name="Table2.B3" office:value-type="string">
            <text:p text:style-name="P3">Toggle validation / timeseries plot</text:p>
          </table:table-cell>
        </table:table-row>
        <table:table-row table:style-name="Table2.1">
          <table:table-cell table:style-name="Table2.A2" office:value-type="string">
            <text:p text:style-name="P3">⊖ x</text:p>
          </table:table-cell>
          <table:table-cell table:style-name="Table2.B2" office:value-type="string">
            <text:p text:style-name="P3">Toggle screen / tracker space if setup</text:p>
          </table:table-cell>
        </table:table-row>
        <table:table-row table:style-name="Table2.1">
          <table:table-cell table:style-name="Table2.A15" office:value-type="string">
            <text:p text:style-name="P4"/>
          </table:table-cell>
          <table:table-cell table:style-name="Table2.B15">
            <text:p text:style-name="P4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alibri1" svg:font-family="Calibri" style:font-adornments="Bold Italic" style:font-family-generic="swiss" style:font-pitch="variable"/>
    <style:font-face style:name="Calibri2" svg:font-family="Calibri" style:font-adornments="Regular" style:font-family-generic="swiss" style:font-pitch="variable"/>
    <style:font-face style:name="Carlito" svg:font-family="Carlito" style:font-family-generic="swiss" style:font-pitch="variable"/>
    <style:font-face style:name="Graublau Sans" svg:font-family="'Graublau Sans'" style:font-family-generic="swiss"/>
    <style:font-face style:name="Greta Sans Pro Reg" svg:font-family="'Greta Sans Pro Reg'" style:font-family-generic="swiss"/>
    <style:font-face style:name="Greta Text Pro Reg" svg:font-family="'Greta Text Pro Reg'"/>
    <style:font-face style:name="Liberation Sans" svg:font-family="'Liberation Sans'" style:font-family-generic="swiss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/>
    <style:font-face style:name="OpenSymbol1" svg:font-family="OpenSymbol" style:font-adornments="Regular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Greta Text Pro Reg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loext:opacity="0%" style:font-name="Greta Text Pro Reg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Graublau Sans" fo:font-family="'Graublau Sans'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Calibri2" fo:font-family="Calibri" style:font-style-name="Regular" style:font-family-generic="swiss" style:font-pitch="variable"/>
    </style:style>
    <style:style style:name="List" style:family="paragraph" style:parent-style-name="Text_20_body" style:class="list">
      <style:text-properties style:font-name="Greta Sans Pro Reg" fo:font-family="'Greta Sans Pro Reg'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Greta Sans Pro Reg" fo:font-family="'Greta Sans Pro Reg'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reta Sans Pro Reg" fo:font-family="'Greta Sans Pro Reg'" style:font-family-generic="swiss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Calibri2" fo:font-family="Calibri" style:font-style-name="Regular" style:font-family-generic="swiss" style:font-pitch="variable" fo:font-size="11pt" fo:language="en" fo:country="GB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4pt" fo:font-style="italic"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style:font-name="Calibri1" fo:font-family="Calibri" style:font-style-name="Bold Italic" style:font-family-generic="swiss" style:font-pitch="variable" fo:font-style="italic"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n" number:country="GB">
      <number:number number:min-integer-digits="1"/>
    </number:number-style>
    <number:text-style style:name="N10100" number:language="en" number:country="GB">
      <number:text-content/>
    </number:text-style>
    <style:style style:name="Box_20_List_20_Green.1" style:display-name="Box List Green.1" style:family="table-cell" style:data-style-name="N10100">
      <style:table-cell-properties fo:background-color="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Green.2" style:display-name="Box List Green.2" style:family="table-cell" style:data-style-name="N10000">
      <style:table-cell-properties fo:background-color="#bee3d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Green.3" style:display-name="Box List Green.3" style:family="table-cell" style:data-style-name="N10100">
      <style:table-cell-properties fo:border-left="0.74pt solid #009353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4" style:display-name="Box List Green.4" style:family="table-cell" style:data-style-name="N10000">
      <style:table-cell-properties fo:border-right="0.74pt solid #009353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5" style:display-name="Box List Green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6" style:display-name="Box List Green.6" style:family="table-cell" style:data-style-name="N10100">
      <style:table-cell-properties fo:background-color="#dddddd" fo:border-left="0.74pt solid #009353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7" style:display-name="Box List Green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8" style:display-name="Box List Green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9" style:display-name="Box List Green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10" style:display-name="Box List Green.10" style:family="table-cell" style:data-style-name="N10000">
      <style:table-cell-properties fo:background-color="#dddddd" fo:border-right="0.74pt solid #009353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11" style:display-name="Box List Green.11" style:family="table-cell" style:data-style-name="N10100">
      <style:table-cell-properties fo:background-color="#009353" fo:border-left="0.74pt solid 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Green.12" style:display-name="Box List Green.12" style:family="table-cell" style:data-style-name="N10100">
      <style:table-cell-properties fo:background-color="#009353" fo:border-right="0.74pt solid 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Green.13" style:display-name="Box List Green.13" style:family="table-cell" style:data-style-name="N10100">
      <style:table-cell-properties fo:background-color="#bee3d3" fo:border-left="0.74pt solid #00935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Green.14" style:display-name="Box List Green.14" style:family="table-cell" style:data-style-name="N10000">
      <style:table-cell-properties fo:background-color="#bee3d3" fo:border-right="0.74pt solid #00935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Green.15" style:display-name="Box List Green.15" style:family="table-cell" style:data-style-name="N10100">
      <style:table-cell-properties fo:background-color="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Green.16" style:display-name="Box List Green.16" style:family="table-cell" style:data-style-name="N10000">
      <style:table-cell-properties fo:background-color="#bee3d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Red.1" style:display-name="Box List Red.1" style:family="table-cell" style:data-style-name="N10100">
      <style:table-cell-properties fo:background-color="#ce181e" fo:border-top="0.74pt solid #ce181e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Red.2" style:display-name="Box List Red.2" style:family="table-cell" style:data-style-name="N10000">
      <style:table-cell-properties fo:background-color="#fcd3c1" fo:border-bottom="0.74pt solid #ce181e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Red.3" style:display-name="Box List Red.3" style:family="table-cell" style:data-style-name="N10100">
      <style:table-cell-properties fo:border-left="0.74pt solid #ce181e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Red.4" style:display-name="Box List Red.4" style:family="table-cell" style:data-style-name="N10000">
      <style:table-cell-properties fo:border-right="0.74pt solid #ce181e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Red.5" style:display-name="Box List Red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Red.6" style:display-name="Box List Red.6" style:family="table-cell" style:data-style-name="N10100">
      <style:table-cell-properties fo:background-color="#dddddd" fo:border-left="0.74pt solid #ce181e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Red.7" style:display-name="Box List Red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Red.8" style:display-name="Box List Red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Red.9" style:display-name="Box List Red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Red.10" style:display-name="Box List Red.10" style:family="table-cell" style:data-style-name="N10000">
      <style:table-cell-properties fo:background-color="#dddddd" fo:border-right="0.74pt solid #ce181e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Red.11" style:display-name="Box List Red.11" style:family="table-cell" style:data-style-name="N10100">
      <style:table-cell-properties fo:background-color="#ce181e" fo:border-left="0.74pt solid #ce181e" fo:border-top="0.74pt solid #ce181e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Red.12" style:display-name="Box List Red.12" style:family="table-cell" style:data-style-name="N10100">
      <style:table-cell-properties fo:background-color="#ce181e" fo:border-right="0.74pt solid #ce181e" fo:border-top="0.74pt solid #ce181e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Red.13" style:display-name="Box List Red.13" style:family="table-cell" style:data-style-name="N10100">
      <style:table-cell-properties fo:background-color="#fcd3c1" fo:border-left="0.74pt solid #ce181e" fo:border-bottom="0.74pt solid #ce181e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Red.14" style:display-name="Box List Red.14" style:family="table-cell" style:data-style-name="N10000">
      <style:table-cell-properties fo:background-color="#fcd3c1" fo:border-right="0.74pt solid #ce181e" fo:border-bottom="0.74pt solid #ce181e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Red.15" style:display-name="Box List Red.15" style:family="table-cell" style:data-style-name="N10100">
      <style:table-cell-properties fo:background-color="#ce181e" fo:border-top="0.74pt solid #ce181e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Red.16" style:display-name="Box List Red.16" style:family="table-cell" style:data-style-name="N10000">
      <style:table-cell-properties fo:background-color="#fcd3c1" fo:border-bottom="0.74pt solid #ce181e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Green" table:first-row-end-column="row" table:first-row-start-column="row" table:last-row-end-column="row" table:last-row-start-column="row">
      <table:first-row table:style-name="Box_20_List_20_Green.1"/>
      <table:last-row table:style-name="Box_20_List_20_Green.2"/>
      <table:first-column table:style-name="Box_20_List_20_Green.3"/>
      <table:last-column table:style-name="Box_20_List_20_Green.4"/>
      <table:body table:style-name="Box_20_List_20_Green.9"/>
      <table:even-rows table:style-name="Box_20_List_20_Green.5"/>
      <table:odd-rows table:style-name="Box_20_List_20_Green.6"/>
      <table:even-columns table:style-name="Box_20_List_20_Green.7"/>
      <table:odd-columns table:style-name="Box_20_List_20_Green.8"/>
      <table:background table:style-name="Box_20_List_20_Green.10"/>
      <loext:first-row-even-column table:style-name="Box_20_List_20_Green.15"/>
      <loext:last-row-even-column table:style-name="Box_20_List_20_Green.16"/>
      <loext:first-row-end-column table:style-name="Box_20_List_20_Green.12"/>
      <loext:first-row-start-column table:style-name="Box_20_List_20_Green.11"/>
      <loext:last-row-end-column table:style-name="Box_20_List_20_Green.14"/>
      <loext:last-row-start-column table:style-name="Box_20_List_20_Green.13"/>
    </table:table-template>
    <table:table-template table:name="Box List Red" table:first-row-end-column="row" table:first-row-start-column="row" table:last-row-end-column="row" table:last-row-start-column="row">
      <table:first-row table:style-name="Box_20_List_20_Red.1"/>
      <table:last-row table:style-name="Box_20_List_20_Red.2"/>
      <table:first-column table:style-name="Box_20_List_20_Red.3"/>
      <table:last-column table:style-name="Box_20_List_20_Red.4"/>
      <table:body table:style-name="Box_20_List_20_Red.9"/>
      <table:even-rows table:style-name="Box_20_List_20_Red.5"/>
      <table:odd-rows table:style-name="Box_20_List_20_Red.6"/>
      <table:even-columns table:style-name="Box_20_List_20_Red.7"/>
      <table:odd-columns table:style-name="Box_20_List_20_Red.8"/>
      <table:background table:style-name="Box_20_List_20_Red.10"/>
      <loext:first-row-even-column table:style-name="Box_20_List_20_Red.15"/>
      <loext:last-row-even-column table:style-name="Box_20_List_20_Red.16"/>
      <loext:first-row-end-column table:style-name="Box_20_List_20_Red.12"/>
      <loext:first-row-start-column table:style-name="Box_20_List_20_Red.11"/>
      <loext:last-row-end-column table:style-name="Box_20_List_20_Red.14"/>
      <loext:last-row-start-column table:style-name="Box_20_List_20_Red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an Andolina</meta:initial-creator>
    <meta:creation-date>2022-12-09T19:22:22.822939403</meta:creation-date>
    <dc:date>2023-01-09T13:56:21.096683504</dc:date>
    <dc:creator>Ian Andolina</dc:creator>
    <meta:editing-duration>PT37M12S</meta:editing-duration>
    <meta:editing-cycles>4</meta:editing-cycles>
    <meta:generator>LibreOffice/7.3.7.2$Linux_X86_64 LibreOffice_project/30$Build-2</meta:generator>
    <meta:document-statistic meta:table-count="2" meta:image-count="0" meta:object-count="0" meta:page-count="2" meta:paragraph-count="168" meta:word-count="436" meta:character-count="2252" meta:non-whitespace-character-count="1985"/>
  </office:meta>
</office:document-meta>
</file>